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38B3E9FE2182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26cm" fo:min-width="0.915cm"/>
    </style:style>
    <style:style style:name="gr2" style:family="graphic" style:parent-style-name="standard">
      <style:graphic-properties draw:stroke="none" svg:stroke-color="#000000" draw:fill="gradient" draw:fill-color="#999999" draw:fill-gradient-name="Gradient_20_58" draw:opacity="91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22cm" fo:min-width="1.248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05cm" fo:min-width="1.201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7cm" fo:min-width="1.113cm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5cm" fo:min-width="1.041cm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8cm" fo:min-width="0.945cm"/>
    </style:style>
    <style:style style:name="gr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1cm" fo:min-width="0.877cm"/>
    </style:style>
    <style:style style:name="gr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8cm" fo:min-width="0.79cm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5cm" fo:min-width="0.7cm"/>
    </style:style>
    <style:style style:name="gr1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cm" fo:min-width="0.605cm"/>
    </style:style>
    <style:style style:name="gr1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6cm" fo:min-width="0.509cm"/>
    </style:style>
    <style:style style:name="gr1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19cm" fo:min-width="0.595cm"/>
    </style:style>
    <style:style style:name="gr1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148cm" fo:min-width="0.513cm"/>
    </style:style>
    <style:style style:name="gr1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335cm" fo:min-width="2.333cm"/>
    </style:style>
    <style:style style:name="gr16" style:family="graphic" style:parent-style-name="standard">
      <style:graphic-properties svg:stroke-color="#000000" draw:fill="solid" draw:fill-color="#999999" draw:textarea-vertical-align="middle"/>
    </style:style>
    <style:style style:name="gr17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855cm" fo:min-width="2.289cm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.498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858cm"/>
    </style:style>
    <style:style style:name="gr22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925cm"/>
    </style:style>
    <style:style style:name="gr23" style:family="graphic" style:parent-style-name="standard">
      <style:graphic-properties svg:stroke-color="#000000" draw:fill="bitmap" draw:fill-image-name="Dark_20_Vertical" draw:textarea-horizontal-align="justify" draw:textarea-vertical-align="middle" draw:auto-grow-height="false" fo:min-height="1.35cm" fo:min-width="2.45cm"/>
    </style:style>
    <style:style style:name="gr2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0cm"/>
    </style:style>
    <style:style style:name="gr2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gradient" draw:fill-color="#999999" draw:fill-gradient-name="Gradient_20_58" draw:opacity="91%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gradient-name="Gradient_20_57"/>
      <style:paragraph-properties fo:text-align="center"/>
    </style:style>
    <style:style style:name="P9" style:family="paragraph">
      <loext:graphic-properties draw:fill="bitmap" draw:fill-image-name="Dark_20_Vertical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5cm" svg:height="6.204cm" draw:transform="skewX (0.000349065850398866) rotate (1.5709708597201) translate (3.386cm 3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xml:id="id8" draw:id="id8" draw:layer="layout" svg:width="0.49cm" svg:height="0.127cm" svg:x="3.391cm" svg:y="2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72cm" svg:height="0.808cm" draw:transform="skewX (0.0197222205475359) rotate (1.27932634171184) translate (3.244cm 3.6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05cm" svg:height="0.785cm" draw:transform="skewX (-0.00261799387799148) rotate (1.27932634171184) translate (3.809cm 3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281cm" svg:height="0.729cm" draw:transform="skewX (0.0109955742875643) rotate (1.27932634171184) translate (4.46cm 3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177cm" svg:height="0.727cm" draw:transform="skewX (-0.00680678408277785) rotate (1.27932634171184) translate (5.087cm 3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043cm" svg:height="0.732cm" draw:transform="skewX (-0.00541052068118238) rotate (1.27932634171184) translate (5.652cm 3.4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947cm" svg:height="0.735cm" draw:transform="skewX (0.0326376570122939) rotate (1.27932634171184) translate (6.208cm 3.4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822cm" svg:height="0.774cm" draw:transform="skewX (0.018151424220741) rotate (1.27932634171184) translate (6.737cm 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696cm" svg:height="0.771cm" draw:transform="skewX (0.0246091424531201) rotate (1.27932634171184) translate (7.317cm 3.2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561cm" svg:height="0.776cm" draw:transform="skewX (0.0450294947014537) rotate (1.27932634171184) translate (7.86cm 3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425cm" svg:height="0.744cm" draw:transform="skewX (0.0870919296745171) rotate (1.27932634171184) translate (8.357cm 3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" draw:id="id1" draw:layer="layout" svg:width="1.393cm" svg:height="0.597cm" draw:transform="rotate (1.5709708597201) translate (8.994cm 3.25cm)">
          <text:p/>
          <draw:enhanced-geometry svg:viewBox="0 0 21600 21600" draw:glue-points="?f6 10800 10800 21600 ?f5 10800 10800 0" draw:text-areas="?f3 ?f3 ?f4 ?f4" draw:type="trapezoid" draw:modifiers="1024.9560632688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5" xml:id="id3" draw:id="id3" draw:layer="layout" svg:width="2.833cm" svg:height="1.114cm" svg:x="10.761cm" svg:y="6.1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" draw:layer="layout" svg:width="2.833cm" svg:height="3.585cm" svg:x="10.762cm" svg:y="2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6" draw:text-style-name="P5" xml:id="id2" draw:id="id2" draw:layer="layout" svg:width="2.83cm" svg:height="2.166cm" svg:x="10.764cm" svg:y="1.473cm" draw:kind="cut" draw:start-angle="0" draw:end-angle="180">
          <text:p/>
        </draw:ellipse>
        <draw:custom-shape draw:style-name="gr17" draw:text-style-name="P5" draw:layer="layout" svg:width="2.789cm" svg:height="2.105cm" svg:x="14.065cm" svg:y="7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6" draw:id="id6" draw:layer="layout" svg:width="2.788cm" svg:height="0.518cm" svg:x="14.065cm" svg:y="9.62cm">
          <text:p/>
          <draw:enhanced-geometry svg:viewBox="0 0 21600 21600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6" draw:layer="layout" svg:width="0.453cm" svg:height="0.279cm" svg:x="14.972cm" svg:y="8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5.434cm" svg:y1="6.36cm" svg:x2="15.434cm" svg:y2="8.957cm">
          <text:p/>
        </draw:line>
        <draw:custom-shape draw:style-name="gr19" draw:text-style-name="P6" draw:layer="layout" svg:width="0.453cm" svg:height="0.279cm" svg:x="15.427cm" svg:y="8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.358cm" svg:height="0.006cm" svg:x="14.064cm" svg:y="7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425cm" svg:height="0.006cm" svg:x="15.428cm" svg:y="7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xml:id="id7" draw:id="id7" draw:layer="layout" svg:width="2.95cm" svg:height="1.6cm" svg:x="17.007cm" svg:y="9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7" draw:layer="layout" svg:x1="9.591cm" svg:y1="2.556cm" svg:x2="10.764cm" svg:y2="2.556cm" draw:start-shape="id1" draw:start-glue-point="5" draw:end-shape="id2" svg:d="M9591 2556h1173" svg:viewBox="0 0 1174 1">
          <text:p/>
        </draw:connector>
        <draw:custom-shape draw:style-name="gr25" draw:text-style-name="P10" xml:id="id5" draw:id="id5" draw:layer="layout" svg:width="0.005cm" svg:height="0.504cm" svg:x="16.834cm" svg:y="7.50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10" xml:id="id4" draw:id="id4" draw:layer="layout" svg:width="0.005cm" svg:height="0.504cm" svg:x="14.038cm" svg:y="7.5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4" draw:text-style-name="P7" draw:layer="layout" svg:x1="12.178cm" svg:y1="7.224cm" svg:x2="14.039cm" svg:y2="7.762cm" draw:start-shape="id3" draw:start-glue-point="5" draw:end-shape="id4" draw:end-glue-point="3" svg:d="M12178 7224v538h1861" svg:viewBox="0 0 1862 539">
          <text:p/>
        </draw:connector>
        <draw:connector draw:style-name="gr24" draw:text-style-name="P7" draw:layer="layout" svg:x1="16.84cm" svg:y1="7.756cm" svg:x2="18.048cm" svg:y2="7.757cm" draw:start-shape="id5" draw:start-glue-point="1" svg:d="M16840 7756h855v1h353" svg:viewBox="0 0 1209 2">
          <text:p/>
        </draw:connector>
        <draw:connector draw:style-name="gr24" draw:text-style-name="P7" draw:layer="layout" svg:x1="15.459cm" svg:y1="10.138cm" svg:x2="17.007cm" svg:y2="10.341cm" draw:start-shape="id6" draw:start-glue-point="5" draw:end-shape="id7" draw:end-glue-point="3" svg:d="M15459 10138v203h1548" svg:viewBox="0 0 1549 204">
          <text:p/>
        </draw:connector>
        <draw:connector draw:style-name="gr24" draw:text-style-name="P7" draw:layer="layout" svg:x1="1.81cm" svg:y1="2.539cm" svg:x2="3.391cm" svg:y2="2.54cm" draw:end-shape="id8" draw:end-glue-point="3" svg:d="M1810 2539h541v1h1040" svg:viewBox="0 0 1582 2">
          <text:p/>
        </draw:connector>
        <draw:connector draw:style-name="gr24" draw:text-style-name="P7" draw:layer="layout" svg:x1="19.957cm" svg:y1="10.341cm" svg:x2="21.016cm" svg:y2="10.342cm" draw:start-shape="id7" draw:start-glue-point="1" svg:d="M19957 10341h780v1h279" svg:viewBox="0 0 1060 2">
          <text:p/>
        </draw:connector>
        <draw:frame draw:style-name="gr26" draw:text-style-name="P12" draw:layer="layout" svg:width="5.714cm" svg:height="2.384cm" svg:x="-0.778cm" svg:y="0.868cm">
          <draw:text-box>
            <text:p text:style-name="P11">Manure</text:p>
            <text:p text:style-name="P11">inlet</text:p>
          </draw:text-box>
        </draw:frame>
        <draw:frame draw:style-name="gr26" draw:text-style-name="P12" draw:layer="layout" svg:width="5.714cm" svg:height="2.384cm" svg:x="16.566cm" svg:y="6.926cm">
          <draw:text-box>
            <text:p text:style-name="P11">Liquid</text:p>
            <text:p text:style-name="P11">released</text:p>
          </draw:text-box>
        </draw:frame>
        <draw:connector draw:style-name="gr24" draw:text-style-name="P7" draw:layer="layout" draw:line-skew="0.338cm" svg:x1="18.482cm" svg:y1="11.141cm" svg:x2="20.8cm" svg:y2="12.318cm" draw:start-shape="id7" draw:start-glue-point="2" svg:d="M18482 11141v1177h2318" svg:viewBox="0 0 2319 1178">
          <text:p/>
        </draw:connector>
        <draw:frame draw:style-name="gr26" draw:text-style-name="P12" draw:layer="layout" svg:width="5.714cm" svg:height="2.384cm" svg:x="19.675cm" svg:y="9.706cm">
          <draw:text-box>
            <text:p text:style-name="P11">Liquid</text:p>
            <text:p text:style-name="P11">released</text:p>
          </draw:text-box>
        </draw:frame>
        <draw:frame draw:style-name="gr26" draw:text-style-name="P12" draw:layer="layout" svg:width="5.714cm" svg:height="2.384cm" svg:x="19.575cm" svg:y="11.855cm">
          <draw:text-box>
            <text:p text:style-name="P11">Solid</text:p>
            <text:p text:style-name="P11">recovered</text:p>
          </draw:text-box>
        </draw:frame>
        <draw:frame draw:style-name="gr26" draw:text-style-name="P12" draw:layer="layout" svg:width="5.714cm" svg:height="2.384cm" svg:x="3.694cm" svg:y="3.923cm">
          <draw:text-box>
            <text:p text:style-name="P11">Auger</text:p>
            <text:p text:style-name="P11">press</text:p>
          </draw:text-box>
        </draw:frame>
        <draw:frame draw:style-name="gr26" draw:text-style-name="P12" draw:layer="layout" svg:width="5.714cm" svg:height="2.384cm" svg:x="12.698cm" svg:y="2.567cm">
          <draw:text-box>
            <text:p text:style-name="P11">Centrifuge</text:p>
          </draw:text-box>
        </draw:frame>
        <draw:frame draw:style-name="gr26" draw:text-style-name="P12" draw:layer="layout" svg:width="5.714cm" svg:height="2.384cm" svg:x="9.309cm" svg:y="8.58cm">
          <draw:text-box>
            <text:p text:style-name="P11">Chemical</text:p>
            <text:p text:style-name="P11">treatment</text:p>
            <text:p text:style-name="P11">tank</text:p>
          </draw:text-box>
        </draw:frame>
        <draw:frame draw:style-name="gr26" draw:text-style-name="P12" draw:layer="layout" svg:width="5.714cm" svg:height="2.384cm" svg:x="13.898cm" svg:y="11.379cm">
          <draw:text-box>
            <text:p text:style-name="P11">Filtration</text:p>
            <text:p text:style-name="P11">un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7" draw:display-name="Gradient 57" draw:style="radial" draw:cx="50%" draw:cy="50%" draw:start-color="#808080" draw:end-color="#dddddd" draw:start-intensity="100%" draw:end-intensity="100%" draw:border="0%"/>
    <draw:gradient draw:name="Gradient_20_58" draw:display-name="Gradient 58" draw:style="linear" draw:start-color="#333333" draw:end-color="#66666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ark_20_Vertical" draw:display-name="Dark Vertical" xlink:href="Pictures/100000000000000800000008B238B3E9FE2182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41cm" fo:page-height="14.5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0T18:19:22.396372572</meta:creation-date>
    <dc:date>2021-09-07T12:32:08.439814391</dc:date>
    <meta:editing-duration>PT1H42M44S</meta:editing-duration>
    <meta:editing-cycles>4</meta:editing-cycles>
    <meta:generator>LibreOffice/7.0.4.2$Linux_X86_64 LibreOffice_project/dcf040e67528d9187c66b2379df5ea4407429775</meta:generator>
    <meta:document-statistic meta:object-count="41"/>
  </office:meta>
</office:document-meta>
</file>